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Preformatted_20_Text" style:list-style-name="List_20_1"/>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list-style-name="List_20_1"/>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673691982"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8"><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13" draw:style-name="gr1"><draw:custom-shape draw:style-name="gr2" draw:text-style-name="P12" xml:id="id1" draw:id="id1" svg:width="7.002cm" svg:height="0.914cm" svg:x="0cm" svg:y="0cm"><text:p text:style-name="P11"><text:span text:style-name="T6">Classe Doc</text:span></text:p><draw:enhanced-geometry svg:viewBox="0 0 21600 21600" draw:type="rectangle" draw:enhanced-path="M 0 0 L 21600 0 21600 21600 0 21600 0 0 Z N"/></draw:custom-shape><draw:custom-shape draw:style-name="gr2" draw:text-style-name="P12" xml:id="id2" draw:id="id2" svg:width="6.696cm" svg:height="5.783cm" svg:x="0.152cm" svg:y="2.131cm"><text:p text:style-name="P11"><text:span text:style-name="T6">Classe MaFamille</text:span></text:p><text:p text:style-name="P11"><text:span text:style-name="T6"/></text:p><text:p text:style-name="P11"><text:span text:style-name="T6"/></text:p><text:p text:style-name="P11"><text:span text:style-name="T6"/></text:p><text:p text:style-name="P11"><text:span text:style-name="T6"/></text:p><text:p text:style-name="P11"><text:span text:style-name="T6"/></text:p><text:p text:style-name="P11"><text:span text:style-name="T6"/></text:p><text:p text:style-name="P11"><text:span text:style-name="T6"/></text:p><text:p text:style-name="P11"><text:span text:style-name="T6"/></text:p><text:p text:style-name="P11"><text:span text:style-name="T6"/></text:p><text:p text:style-name="P11"><text:span text:style-name="T6"/></text:p><draw:enhanced-geometry svg:viewBox="0 0 21600 21600" draw:type="rectangle" draw:enhanced-path="M 0 0 L 21600 0 21600 21600 0 21600 0 0 Z N"/></draw:custom-shape><draw:custom-shape draw:style-name="gr3" draw:text-style-name="P12" svg:width="3.652cm" svg:height="1.523cm" svg:x="1.674cm" svg:y="3.651cm"><text:p text:style-name="P11"><text:span text:style-name="T6">Méthode Principale</text:span></text:p><draw:enhanced-geometry svg:viewBox="0 0 21600 21600" draw:type="rectangle" draw:enhanced-path="M 0 0 L 21600 0 21600 21600 0 21600 0 0 Z N"/></draw:custom-shape><draw:custom-shape draw:style-name="gr3" draw:text-style-name="P12" svg:width="3.652cm" svg:height="1.523cm" svg:x="1.674cm" svg:y="5.417cm"><text:p text:style-name="P11"><text:span text:style-name="T6">Méthode Secondaire</text:span></text:p><draw:enhanced-geometry svg:viewBox="0 0 21600 21600" draw:type="rectangle" draw:enhanced-path="M 0 0 L 21600 0 21600 21600 0 21600 0 0 Z N"/></draw:custom-shape><draw:connector draw:style-name="gr4" draw:text-style-name="P1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14" draw:style-name="gr1"><draw:custom-shape draw:style-name="gr2" draw:text-style-name="P12" xml:id="id3" draw:id="id3" svg:width="7.002cm" svg:height="0.914cm" svg:x="0cm" svg:y="0cm"><text:p text:style-name="P11"><text:span text:style-name="T6">Classe Doc</text:span></text:p><draw:enhanced-geometry svg:viewBox="0 0 21600 21600" draw:type="rectangle" draw:enhanced-path="M 0 0 L 21600 0 21600 21600 0 21600 0 0 Z N"/></draw:custom-shape><draw:custom-shape draw:style-name="gr2" draw:text-style-name="P12" xml:id="id5" draw:id="id5" svg:width="7.002cm" svg:height="1.999cm" svg:x="0cm" svg:y="4.701cm"><text:p text:style-name="P11"><text:span text:style-name="T6">Classe MaFamille</text:span></text:p><text:p text:style-name="P11"><text:span text:style-name="T6"/></text:p><text:p text:style-name="P11"><text:span text:style-name="T6"/></text:p><text:p text:style-name="P11"><text:span text:style-name="T6"/></text:p><text:p text:style-name="P11"><text:span text:style-name="T6"/></text:p><draw:enhanced-geometry svg:viewBox="0 0 21600 21600" draw:type="rectangle" draw:enhanced-path="M 0 0 L 21600 0 21600 21600 0 21600 0 0 Z N"/></draw:custom-shape><draw:custom-shape draw:style-name="gr3" draw:text-style-name="P12" svg:width="3.652cm" svg:height="1.521cm" svg:x="3cm" svg:y="5.179cm"><text:p text:style-name="P11"><text:span text:style-name="T6">Méthode Principale</text:span></text:p><draw:enhanced-geometry svg:viewBox="0 0 21600 21600" draw:type="rectangle" draw:enhanced-path="M 0 0 L 21600 0 21600 21600 0 21600 0 0 Z N"/></draw:custom-shape><draw:custom-shape draw:style-name="gr2" draw:text-style-name="P12" xml:id="id4" draw:id="id4" svg:width="7.002cm" svg:height="2.001cm" svg:x="0cm" svg:y="1.7cm"><text:p text:style-name="P11"><text:span text:style-name="T7">Classe Intermédiaire</text:span></text:p><text:p text:style-name="P11"><text:span text:style-name="T6"/></text:p><text:p text:style-name="P11"><text:span text:style-name="T6"/></text:p><text:p text:style-name="P11"><text:span text:style-name="T6"/></text:p><text:p text:style-name="P11"><text:span text:style-name="T6"/></text:p><draw:enhanced-geometry svg:viewBox="0 0 21600 21600" draw:type="rectangle" draw:enhanced-path="M 0 0 L 21600 0 21600 21600 0 21600 0 0 Z N"/></draw:custom-shape><draw:custom-shape draw:style-name="gr3" draw:text-style-name="P12" svg:width="3.654cm" svg:height="1.523cm" svg:x="3.099cm" svg:y="2.178cm"><text:p text:style-name="P11"><text:span text:style-name="T6">Méthode Secondaire</text:span></text:p><draw:enhanced-geometry svg:viewBox="0 0 21600 21600" draw:type="rectangle" draw:enhanced-path="M 0 0 L 21600 0 21600 21600 0 21600 0 0 Z N"/></draw:custom-shape><draw:connector draw:style-name="gr4" draw:text-style-name="P12" svg:x1="3.5cm" svg:y1="0.915cm" svg:x2="3.5cm" svg:y2="1.702cm" draw:start-shape="id3" draw:start-glue-point="2" draw:end-shape="id4" draw:end-glue-point="0" svg:d="m3500-2436v787"><text:p/></draw:connector><draw:connector draw:style-name="gr4" draw:text-style-name="P12"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10"><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490311099"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825728068"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11"><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2"><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ext:soft-page-break/>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ext:soft-page-break/>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text:soft-page-break/>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9"><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text:soft-page-break/>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text:soft-page-brea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15"><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text:soft-page-break/>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760004500"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3">%S% : est remplacé par l'URL vers dynacase avec le numéro de session. Il doit être utilisé en début de lien.</text:p>
        </text:list-item>
        <text:list-item>
          <text:p text:style-name="P3">%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3"><text:a xlink:type="simple" xlink:href="http://www.freedom-ecm.org/freedom_2.14/cookbook/attributes/inputhelp">freedom_2.14:cookbook:attributes:inputhelp</text:a></text:p>
        </text:list-item>
        <text:list-item>
          <text:p text:style-name="P3"><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1"><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3"><text:a xlink:type="simple" xlink:href="http://www.freedom-ecm.org/freedom_2.14/cookbook/attributes/inputhelp">freedom_2.14:cookbook:attributes:inputhelp</text:a></text:p>
        </text:list-item>
        <text:list-item>
          <text:p text:style-name="P3"><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2"><draw:image xlink:href="Pictures/10000200000000500000000F05C54FAA.gif" xlink:type="simple" xlink:show="embed" xlink:actuate="onLoad"/></draw:frame></text:p>
      <text:h text:style-name="Heading_20_6" text:outline-level="6"><text:bookmark-start text:name="mise_en_place_du_fichier_php_et_modification_du_parametrage_de_la_famille"/><text:soft-page-break/>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soft-page-break/><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3"><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3"><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4"><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text:soft-page-break/></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5"><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6"><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7"><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text:soft-page-break/>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oft-page-break/><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3"/>
          <text:p text:style-name="P7">FIXME internalmedia: freedom_2.14:admin:family:famille_test_menu.ods</text:p>
          <text:p text:style-name="P10"/>
        </text:list-item>
        <text:list-item>
          <text:p text:style-name="P3"/>
          <text:p text:style-name="P7">FIXME internalmedia: freedom_2.14:admin:family:menu_rafraichir_et_precedent_0.1.ods</text:p>
          <text:p text:style-name="P10"/>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ext:soft-page-break/>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Créer un nouvel attribut ayant le même identifiant (comme pour modifier un attribut)</text:p>
        </text:list-item>
        <text:list-item>
          <text:p text:style-name="P3">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Linux LibreOffice_project/330m19$Build-202</meta:generator>
    <dc:date>2011-06-20T18:29:46</dc:date>
    <meta:editing-duration>PT14H21M20S</meta:editing-duration>
    <meta:editing-cycles>38</meta:editing-cycles>
    <dc:creator>Eric Brison</dc:creator>
    <meta:document-statistic meta:table-count="27" meta:image-count="8" meta:object-count="6" meta:page-count="26" meta:paragraph-count="982" meta:word-count="8850" meta:character-count="56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